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22ccea" officeooo:paragraph-rsid="0022ccea"/>
    </style:style>
    <style:style style:name="P2" style:family="paragraph" style:parent-style-name="Standard">
      <style:text-properties officeooo:rsid="001595ff" officeooo:paragraph-rsid="001595ff"/>
    </style:style>
    <style:style style:name="P3" style:family="paragraph" style:parent-style-name="Standard">
      <style:text-properties officeooo:rsid="001595ff" officeooo:paragraph-rsid="00263326"/>
    </style:style>
    <style:style style:name="P4" style:family="paragraph" style:parent-style-name="Standard">
      <style:text-properties officeooo:rsid="001595ff" officeooo:paragraph-rsid="002fedf8"/>
    </style:style>
    <style:style style:name="P5" style:family="paragraph" style:parent-style-name="Standard">
      <style:text-properties fo:font-size="10pt" fo:font-weight="bold" officeooo:rsid="001b2dfa" officeooo:paragraph-rsid="0025ad88" style:font-size-asian="10pt" style:font-weight-asian="bold" style:font-size-complex="10pt" style:font-weight-complex="bold"/>
    </style:style>
    <style:style style:name="P6" style:family="paragraph" style:parent-style-name="Standard">
      <style:text-properties fo:font-size="10pt" fo:font-weight="bold" officeooo:rsid="001595ff" officeooo:paragraph-rsid="0025ad88" style:font-size-asian="10pt" style:font-weight-asian="bold" style:font-size-complex="10pt" style:font-weight-complex="bold"/>
    </style:style>
    <style:style style:name="P7" style:family="paragraph" style:parent-style-name="Standard">
      <style:text-properties fo:font-size="10pt" fo:font-weight="bold" officeooo:rsid="001e6770" officeooo:paragraph-rsid="0025ad88" style:font-size-asian="10pt" style:font-weight-asian="bold" style:font-size-complex="10pt" style:font-weight-complex="bold"/>
    </style:style>
    <style:style style:name="P8" style:family="paragraph" style:parent-style-name="Standard">
      <style:text-properties fo:font-size="10pt" officeooo:rsid="001b2dfa" officeooo:paragraph-rsid="0025ad88" style:font-size-asian="10pt" style:font-size-complex="10pt"/>
    </style:style>
    <style:style style:name="P9" style:family="paragraph" style:parent-style-name="Standard">
      <style:text-properties fo:font-size="10pt" officeooo:rsid="001595ff" officeooo:paragraph-rsid="00263326" style:font-size-asian="10pt" style:font-size-complex="10pt"/>
    </style:style>
    <style:style style:name="P10" style:family="paragraph" style:parent-style-name="Standard">
      <style:text-properties fo:font-size="10pt" officeooo:rsid="001e6770" officeooo:paragraph-rsid="00263326" style:font-size-asian="10pt" style:font-size-complex="10pt"/>
    </style:style>
    <style:style style:name="P11" style:family="paragraph" style:parent-style-name="Standard">
      <style:text-properties officeooo:rsid="002230ff" officeooo:paragraph-rsid="002230ff"/>
    </style:style>
    <style:style style:name="P12" style:family="paragraph" style:parent-style-name="Standard">
      <style:text-properties officeooo:rsid="0021148e" officeooo:paragraph-rsid="00263326"/>
    </style:style>
    <style:style style:name="P13" style:family="paragraph" style:parent-style-name="Standard">
      <style:text-properties officeooo:rsid="00263326" officeooo:paragraph-rsid="00263326"/>
    </style:style>
    <style:style style:name="P14" style:family="paragraph" style:parent-style-name="Standard">
      <style:text-properties officeooo:rsid="0027e27c" officeooo:paragraph-rsid="0027e27c"/>
    </style:style>
    <style:style style:name="P15" style:family="paragraph" style:parent-style-name="Standard">
      <style:text-properties officeooo:rsid="0028aa94" officeooo:paragraph-rsid="0028aa94"/>
    </style:style>
    <style:style style:name="P16" style:family="paragraph" style:parent-style-name="Standard">
      <style:text-properties officeooo:rsid="00297096" officeooo:paragraph-rsid="00297096"/>
    </style:style>
    <style:style style:name="P17" style:family="paragraph" style:parent-style-name="Standard">
      <style:text-properties officeooo:rsid="002ca18b" officeooo:paragraph-rsid="002ca18b"/>
    </style:style>
    <style:style style:name="P18" style:family="paragraph" style:parent-style-name="Standard">
      <style:text-properties officeooo:rsid="002f5747" officeooo:paragraph-rsid="002f5747"/>
    </style:style>
    <style:style style:name="P1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595ff" officeooo:paragraph-rsid="00263326"/>
    </style:style>
    <style:style style:name="P20" style:family="paragraph" style:parent-style-name="Table_20_Contents">
      <style:text-properties fo:font-size="10pt" officeooo:rsid="0025ad88" officeooo:paragraph-rsid="0025ad88" style:font-size-asian="10pt" style:font-size-complex="10pt"/>
    </style:style>
    <style:style style:name="P21" style:family="paragraph" style:parent-style-name="Table_20_Contents">
      <style:text-properties fo:font-size="10pt" fo:font-style="normal" style:text-underline-style="solid" style:text-underline-width="auto" style:text-underline-color="font-color" fo:font-weight="bold" officeooo:rsid="0025ad88" officeooo:paragraph-rsid="0025ad88" style:font-size-asian="10pt" style:font-style-asian="normal" style:font-weight-asian="bold" style:font-size-complex="10pt" style:font-style-complex="normal" style:font-weight-complex="bold"/>
    </style:style>
    <style:style style:name="P22" style:family="paragraph" style:parent-style-name="Table_20_Contents">
      <style:text-properties fo:font-size="10pt" fo:font-weight="bold" officeooo:rsid="0025ad88" officeooo:paragraph-rsid="0025ad88" style:font-size-asian="10pt" style:font-weight-asian="bold" style:font-size-complex="10pt" style:font-weight-complex="bold"/>
    </style:style>
    <style:style style:name="P23" style:family="paragraph" style:parent-style-name="Table_20_Contents">
      <style:text-properties fo:font-weight="bold" officeooo:rsid="00263326" officeooo:paragraph-rsid="00263326" style:font-weight-asian="bold" style:font-weight-complex="bold"/>
    </style:style>
    <style:style style:name="P24" style:family="paragraph" style:parent-style-name="Table_20_Contents">
      <style:text-properties fo:font-size="9.69999980926514pt" fo:font-style="normal" style:text-underline-style="solid" style:text-underline-width="auto" style:text-underline-color="font-color" fo:font-weight="bold" officeooo:rsid="0025ad88" officeooo:paragraph-rsid="0025ad88" style:font-size-asian="9.69999980926514pt" style:font-style-asian="normal" style:font-weight-asian="bold" style:font-size-complex="9.69999980926514pt" style:font-style-complex="normal" style:font-weight-complex="bold"/>
    </style:style>
    <style:style style:name="P25" style:family="paragraph" style:parent-style-name="Table_20_Contents">
      <style:text-properties officeooo:rsid="00263326" officeooo:paragraph-rsid="00263326"/>
    </style:style>
    <style:style style:name="T1" style:family="text">
      <style:text-properties officeooo:rsid="00160d60"/>
    </style:style>
    <style:style style:name="T2" style:family="text">
      <style:text-properties officeooo:rsid="00180365"/>
    </style:style>
    <style:style style:name="T3" style:family="text">
      <style:text-properties officeooo:rsid="00263326"/>
    </style:style>
    <style:style style:name="T4" style:family="text">
      <style:text-properties officeooo:rsid="0027e27c"/>
    </style:style>
    <style:style style:name="T5" style:family="text">
      <style:text-properties officeooo:rsid="0028aa94"/>
    </style:style>
    <style:style style:name="T6" style:family="text">
      <style:text-properties officeooo:rsid="002b1090"/>
    </style:style>
    <style:style style:name="T7" style:family="text">
      <style:text-properties officeooo:rsid="002ca18b"/>
    </style:style>
    <style:style style:name="T8" style:family="text">
      <style:text-properties officeooo:rsid="0030a59d"/>
    </style:style>
    <style:style style:name="T9" style:family="text">
      <style:text-properties officeooo:rsid="00329d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text:tab/><text:span text:style-name="T2">Parml03 team</text:span></text:p>
      <text:p text:style-name="P2"><text:tab/><text:tab/><text:tab/><text:tab/><text:tab/> <text:s/><text:span text:style-name="T8">lab1 report</text:span></text:p>
      <text:p text:style-name="P2"><text:s/></text:p>
      <table:table table:name="Table3" table:style-name="Table3">
        <table:table-column table:style-name="Table3.A"/>
        <table:table-column table:style-name="Table3.B"/>
        <table:table-row>
          <table:table-cell table:style-name="Table3.A1" office:value-type="string">
            <text:p text:style-name="P4">Μαρία Καικτζόγλου</text:p>
          </table:table-cell>
          <table:table-cell table:style-name="Table3.B1" office:value-type="string">
            <text:p text:style-name="P4">03400052</text:p>
          </table:table-cell>
        </table:table-row>
        <table:table-row>
          <table:table-cell table:style-name="Table3.A2" office:value-type="string">
            <text:p text:style-name="P4">Αλέξανδρος Βυθούλκας</text:p>
          </table:table-cell>
          <table:table-cell table:style-name="Table3.B2" office:value-type="string">
            <text:p text:style-name="P4">03400045</text:p>
          </table:table-cell>
        </table:table-row>
        <table:table-row>
          <table:table-cell table:style-name="Table3.A2" office:value-type="string">
            <text:p text:style-name="P4">Δημήτρης Ζερκελίδης</text:p>
          </table:table-cell>
          <table:table-cell table:style-name="Table3.B2" office:value-type="string">
            <text:p text:style-name="P4">03400049</text:p>
          </table:table-cell>
        </table:table-row>
        <table:table-row>
          <table:table-cell table:style-name="Table3.A2" office:value-type="string">
            <text:p text:style-name="P4">Σωτήρης Πελέκης</text:p>
          </table:table-cell>
          <table:table-cell table:style-name="Table3.B2" office:value-type="string">
            <text:p text:style-name="P4">03400069</text:p>
          </table:table-cell>
        </table:table-row>
        <table:table-row>
          <table:table-cell table:style-name="Table3.A2" office:value-type="string">
            <text:p text:style-name="P4">Σπύρος Πούρος</text:p>
          </table:table-cell>
          <table:table-cell table:style-name="Table3.B2" office:value-type="string">
            <text:p text:style-name="P4">034000<text:span text:style-name="T9">71</text:span></text:p>
          </table:table-cell>
        </table:table-row>
      </table:table>
      <text:p text:style-name="P2"/>
      <text:p text:style-name="P13">2.1)</text:p>
      <text:p text:style-name="P1"><text:tab/></text:p>
      <table:table table:name="Table1" table:style-name="Table1">
        <table:table-column table:style-name="Table1.A" table:number-columns-repeated="3"/>
        <table:table-column table:style-name="Table1.D"/>
        <table:table-row>
          <table:table-cell table:style-name="Table1.A1" office:value-type="string">
            <text:p text:style-name="P21">Execution Time / method</text:p>
          </table:table-cell>
          <table:table-cell table:style-name="Table1.A1" office:value-type="string">
            <text:p text:style-name="P21">run_all_serial.sh</text:p>
          </table:table-cell>
          <table:table-cell table:style-name="Table1.A1" office:value-type="string">
            <text:p text:style-name="P21">run_all_parallel_torque.sh</text:p>
          </table:table-cell>
          <table:table-cell table:style-name="Table1.D1" office:value-type="string">
            <text:p text:style-name="P24">run_all_parallel_python.sh</text:p>
          </table:table-cell>
        </table:table-row>
        <table:table-row>
          <table:table-cell table:style-name="Table1.A2" office:value-type="string">
            <text:p text:style-name="P20">Exp. 1</text:p>
          </table:table-cell>
          <table:table-cell table:style-name="Table1.A2" office:value-type="string">
            <text:p text:style-name="P8">31.444968</text:p>
          </table:table-cell>
          <table:table-cell table:style-name="Table1.A2" office:value-type="string">
            <text:p text:style-name="P8">23.665143</text:p>
          </table:table-cell>
          <table:table-cell table:style-name="Table1.D2" office:value-type="string">
            <text:p text:style-name="P10">24.942543</text:p>
          </table:table-cell>
        </table:table-row>
        <table:table-row>
          <table:table-cell table:style-name="Table1.A2" office:value-type="string">
            <text:p text:style-name="P20">Exp. 2</text:p>
          </table:table-cell>
          <table:table-cell table:style-name="Table1.A2" office:value-type="string">
            <text:p text:style-name="P8">44.785853</text:p>
          </table:table-cell>
          <table:table-cell table:style-name="Table1.A2" office:value-type="string">
            <text:p text:style-name="P8">41.029979</text:p>
          </table:table-cell>
          <table:table-cell table:style-name="Table1.D2" office:value-type="string">
            <text:p text:style-name="P10">44.365723</text:p>
          </table:table-cell>
        </table:table-row>
        <table:table-row>
          <table:table-cell table:style-name="Table1.A2" office:value-type="string">
            <text:p text:style-name="P20">Exp. 3</text:p>
          </table:table-cell>
          <table:table-cell table:style-name="Table1.A2" office:value-type="string">
            <text:p text:style-name="P8">38.423680</text:p>
          </table:table-cell>
          <table:table-cell table:style-name="Table1.A2" office:value-type="string">
            <text:p text:style-name="P8">32.160640</text:p>
          </table:table-cell>
          <table:table-cell table:style-name="Table1.D2" office:value-type="string">
            <text:p text:style-name="P10">61.061690</text:p>
          </table:table-cell>
        </table:table-row>
        <table:table-row>
          <table:table-cell table:style-name="Table1.A2" office:value-type="string">
            <text:p text:style-name="P20">Exp. 4</text:p>
          </table:table-cell>
          <table:table-cell table:style-name="Table1.A2" office:value-type="string">
            <text:p text:style-name="P8">44.355169</text:p>
          </table:table-cell>
          <table:table-cell table:style-name="Table1.A2" office:value-type="string">
            <text:p text:style-name="P8">41.268610</text:p>
          </table:table-cell>
          <table:table-cell table:style-name="Table1.D2" office:value-type="string">
            <text:p text:style-name="P10">95.668710</text:p>
          </table:table-cell>
        </table:table-row>
        <table:table-row>
          <table:table-cell table:style-name="Table1.A2" office:value-type="string">
            <text:p text:style-name="P20">Exp. 5</text:p>
          </table:table-cell>
          <table:table-cell table:style-name="Table1.A2" office:value-type="string">
            <text:p text:style-name="P8">59.305615</text:p>
          </table:table-cell>
          <table:table-cell table:style-name="Table1.A2" office:value-type="string">
            <text:p text:style-name="P8">45.956909</text:p>
          </table:table-cell>
          <table:table-cell table:style-name="Table1.D2" office:value-type="string">
            <text:p text:style-name="P10">90.921402</text:p>
          </table:table-cell>
        </table:table-row>
        <table:table-row>
          <table:table-cell table:style-name="Table1.A2" office:value-type="string">
            <text:p text:style-name="P20">Exp. 6</text:p>
          </table:table-cell>
          <table:table-cell table:style-name="Table1.A2" office:value-type="string">
            <text:p text:style-name="P8">26.223712</text:p>
          </table:table-cell>
          <table:table-cell table:style-name="Table1.A2" office:value-type="string">
            <text:p text:style-name="P9">46.834001 </text:p>
          </table:table-cell>
          <table:table-cell table:style-name="Table1.D2" office:value-type="string">
            <text:p text:style-name="P10">82.082544</text:p>
          </table:table-cell>
        </table:table-row>
        <table:table-row>
          <table:table-cell table:style-name="Table1.A2" office:value-type="string">
            <text:p text:style-name="P20">Exp. 7</text:p>
          </table:table-cell>
          <table:table-cell table:style-name="Table1.A2" office:value-type="string">
            <text:p text:style-name="P8">19.867870</text:p>
          </table:table-cell>
          <table:table-cell table:style-name="Table1.A2" office:value-type="string">
            <text:p text:style-name="P8">39.037677</text:p>
          </table:table-cell>
          <table:table-cell table:style-name="Table1.D2" office:value-type="string">
            <text:p text:style-name="P10">65.708770</text:p>
          </table:table-cell>
        </table:table-row>
        <table:table-row>
          <table:table-cell table:style-name="Table1.A2" office:value-type="string">
            <text:p text:style-name="P20">Exp. 8</text:p>
          </table:table-cell>
          <table:table-cell table:style-name="Table1.A2" office:value-type="string">
            <text:p text:style-name="P8">21.964549</text:p>
          </table:table-cell>
          <table:table-cell table:style-name="Table1.A2" office:value-type="string">
            <text:p text:style-name="P8">33.996253</text:p>
          </table:table-cell>
          <table:table-cell table:style-name="Table1.D2" office:value-type="string">
            <text:p text:style-name="P10">74.126755</text:p>
          </table:table-cell>
        </table:table-row>
        <table:table-row>
          <table:table-cell table:style-name="Table1.A2" office:value-type="string">
            <text:p text:style-name="P22">Total Time</text:p>
          </table:table-cell>
          <table:table-cell table:style-name="Table1.A2" office:value-type="string">
            <text:p text:style-name="P5">286.371416</text:p>
          </table:table-cell>
          <table:table-cell table:style-name="Table1.A2" office:value-type="string">
            <text:p text:style-name="P6">46.834001<text:span text:style-name="T3">(max exp. time)</text:span></text:p>
          </table:table-cell>
          <table:table-cell table:style-name="Table1.D2" office:value-type="string">
            <text:p text:style-name="P7">95.736801</text:p>
          </table:table-cell>
        </table:table-row>
      </table:table>
      <text:p text:style-name="P11"/>
      <text:p text:style-name="P13">Αρχικά παρατηρούμε πως η πιο χρονοβόρα εκτέλεση είναι η σειριακή. Στη συνέχεια ακολουθεί η παράλληλη εκτέλεση με χρήση python multiprocessing module και το πιο γρήγορο αποτέλεσμα το έδωσε η χρήση του torque.</text:p>
      <text:p text:style-name="P13"/>
      <text:p text:style-name="P13">Παρατηρούμε πως το torque σε σχέση με το σειριακό είναι 6 φορές ταχύτερο και 2 φορές ταχύτερο από τo module της python. Το module της python είναι <text:span text:style-name="T4">σχεδόν 3 φορές ταχύτερο από το σειριακό.</text:span></text:p>
      <text:p text:style-name="P13"/>
      <text:p text:style-name="P14">Από το νόμο του amdahl για f= 0 (αν υποθέσουμε ότι είναι embarassingly parallel) έχουμε μέγιστη θεωρητικά επιτάχυνση ίση με 8. <text:span text:style-name="T5">Φτάνουμε αρκετά κοντά με τη χρήση του torque, που είναι 6 φορές πιο γρήγορο από το σειριακό.</text:span></text:p>
      <text:p text:style-name="P14"/>
      <text:p text:style-name="P15">Αξιοσημείωτες Παρατηρήσεις:</text:p>
      <text:p text:style-name="P15"/>
      <text:p text:style-name="P15"><text:tab/>Το serial ξεχωριστά είναι πιο γρήγορο για κάποια πειράματα από ότι το torque ξεχωριστά αλλά όχι στο συνολικό χρόνο. Αυτό γιατί για κάθε πείραμα η python χρησιμοποιεί όλους τους πόρους για το συγκεκριμένο οπότε λογικό είναι να τα επιταχύνει κάποια. Όμως, το ότι το torque τρέχει ξεχωριστά 8 πειράματα σε 8 αρχεία συμβάλλει στην μεγαλύτερη επιτάχυνση.</text:p>
      <text:p text:style-name="P15"/>
      <text:p text:style-name="P15"><text:tab/>Ο λόγος που <text:s/>η παράλληλη εκτέλεση με χρήση το module της python είναι πιο αργός από το torque είναι γιατί στο συνολικό χρόνο αθροίζονται και διάφορα overheads μέχρις ότου υλοποιήσει αυτήν την παραλληλία και κάνει χρήση των πόρων που της δίνονται. Στην python έχουμε ένα αρχείο κοινό με κοινά δεδομένα ενώ στο torque 8 ξεχωριστά αρχεία που τρέχουν απευθείας παράλληλα.</text:p>
      <text:p text:style-name="P3"/>
      <text:p text:style-name="P3"/>
      <text:p text:style-name="P3"/>
      <text:p text:style-name="P3"><text:soft-page-break/>2.<text:span text:style-name="T1">2</text:span>)</text:p>
      <text:p text:style-name="P3"><text:s/></text:p>
      <text:p text:style-name="P12"/>
      <table:table table:name="Table2" table:style-name="Table2">
        <table:table-column table:style-name="Table2.A" table:number-columns-repeated="3"/>
        <table:table-row>
          <table:table-cell table:style-name="Table2.A1" office:value-type="string">
            <text:p text:style-name="P23">Number of threads / Time</text:p>
          </table:table-cell>
          <table:table-cell table:style-name="Table2.A1" office:value-type="string">
            <text:p text:style-name="P23">Training Time</text:p>
          </table:table-cell>
          <table:table-cell table:style-name="Table2.C1" office:value-type="string">
            <text:p text:style-name="P23">Total Time</text:p>
          </table:table-cell>
        </table:table-row>
        <table:table-row>
          <table:table-cell table:style-name="Table2.A2" office:value-type="string">
            <text:p text:style-name="P25">1</text:p>
          </table:table-cell>
          <table:table-cell table:style-name="Table2.A2" office:value-type="string">
            <text:p text:style-name="P3">157.319896</text:p>
          </table:table-cell>
          <table:table-cell table:style-name="Table2.C2" office:value-type="string">
            <text:p text:style-name="P19">195.891011</text:p>
          </table:table-cell>
        </table:table-row>
        <table:table-row>
          <table:table-cell table:style-name="Table2.A2" office:value-type="string">
            <text:p text:style-name="P25">2</text:p>
          </table:table-cell>
          <table:table-cell table:style-name="Table2.A2" office:value-type="string">
            <text:p text:style-name="P3">137.589105</text:p>
          </table:table-cell>
          <table:table-cell table:style-name="Table2.C2" office:value-type="string">
            <text:p text:style-name="P19">178.034604</text:p>
          </table:table-cell>
        </table:table-row>
        <table:table-row>
          <table:table-cell table:style-name="Table2.A2" office:value-type="string">
            <text:p text:style-name="P25">4</text:p>
          </table:table-cell>
          <table:table-cell table:style-name="Table2.A2" office:value-type="string">
            <text:p text:style-name="P3">115.696065</text:p>
          </table:table-cell>
          <table:table-cell table:style-name="Table2.C2" office:value-type="string">
            <text:p text:style-name="P19">153.834407</text:p>
          </table:table-cell>
        </table:table-row>
        <table:table-row>
          <table:table-cell table:style-name="Table2.A2" office:value-type="string">
            <text:p text:style-name="P25">8</text:p>
          </table:table-cell>
          <table:table-cell table:style-name="Table2.A2" office:value-type="string">
            <text:p text:style-name="P3">150.571958</text:p>
          </table:table-cell>
          <table:table-cell table:style-name="Table2.C2" office:value-type="string">
            <text:p text:style-name="P3">189.110336</text:p>
          </table:table-cell>
        </table:table-row>
      </table:table>
      <text:p text:style-name="P12"/>
      <text:p text:style-name="P12">-<text:span text:style-name="T7">1 Threads:</text:span></text:p>
      <text:p text:style-name="P12"/>
      <text:p text:style-name="P17">S = 196 / 196</text:p>
      <text:p text:style-name="P17"/>
      <text:p text:style-name="P17">E = S / 8 = 24.5</text:p>
      <text:p text:style-name="P12"/>
      <text:p text:style-name="P16">– 2 Threads:</text:p>
      <text:p text:style-name="P16"/>
      <text:p text:style-name="P16">S = 196 / 178 = 1.10</text:p>
      <text:p text:style-name="P16">E = S / <text:span text:style-name="T7">8 </text:span><text:s/>= <text:s/><text:span text:style-name="T7">0.1375</text:span></text:p>
      <text:p text:style-name="P16"/>
      <text:p text:style-name="P16">– 4 Threads:</text:p>
      <text:p text:style-name="P16"/>
      <text:p text:style-name="P16">S = 196 / 154 = 1.27</text:p>
      <text:p text:style-name="P16">E = S / <text:span text:style-name="T7">8</text:span> = <text:span text:style-name="T7">0.15</text:span></text:p>
      <text:p text:style-name="P16"/>
      <text:p text:style-name="P16">– 8 Threads:</text:p>
      <text:p text:style-name="P16"/>
      <text:p text:style-name="P16">S = 196 / 189 = 1.04</text:p>
      <text:p text:style-name="P16">E = S / 8 = 0.13</text:p>
      <text:p text:style-name="P16"/>
      <text:p text:style-name="P16"/>
      <text:p text:style-name="P16"/>
      <text:p text:style-name="P16">Παρατηρούμε πως για 8 νήματα δεν επιτυγχάνεται καλύτερη επιτάχυνση όπως θα</text:p>
      <text:p text:style-name="P16">περιμέναμε. Αντ ’αυτού η καλύτερη επιτάχυνση επιτεύχθηκε με τη χρήση <text:span text:style-name="T6">4</text:span> νημά-</text:p>
      <text:p text:style-name="P16">των ως προς την ταχύτητα διεκπεραίωσης. Σύμφωνα με τον παρακάτω ορισμό της</text:p>
      <text:p text:style-name="P16">κλιμακωσιμότητας (scalability) βλέπουμε ότι μετά τα 4 threads ο αλγόριθμος σταμα-</text:p>
      <text:p text:style-name="P16">τάει να κλιμακώνει καθώς ενώ εμείς δίνουμε περισσότερα threads ο χρόνος αυξάνεται.</text:p>
      <text:p text:style-name="P16"/>
      <text:p text:style-name="P16">”Scalability is the property of a system to handle a growing amount of work by adding</text:p>
      <text:p text:style-name="P16">resources to the system.”</text:p>
      <text:p text:style-name="P16"/>
      <text:p text:style-name="P18">Aυτό πιθανότατα να συμβαίνει γιατί στα 8 νήματα, αυτά ανταγωνίζονται μεταξύ τους για τους πόρους στην κρυφή μνήμη επομένως αργεί περισσότερο.</text:p>
      <text:p text:style-name="P16"/>
      <text:p text:style-name="P16">Από το νόμο του Amdahl η μέγιστη επιτάχυνση για embarassingly parallel προγράμματα είναι 8.<text:span text:style-name="T6">(f=0, θα μπορούσαμε να πάρουμε το ποσοστό ως προς total time του total time – training time..) Κανένα από τα παραπάνω δεν έφτασε τη μέγιστη αυτή επιτάχυνση.</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21:42:38.980277050</meta:creation-date>
    <dc:date>2020-03-26T21:48:50.792959730</dc:date>
    <meta:editing-duration>PT52M4S</meta:editing-duration>
    <meta:editing-cycles>23</meta:editing-cycles>
    <meta:generator>LibreOffice/6.0.7.3$Linux_X86_64 LibreOffice_project/00m0$Build-3</meta:generator>
    <meta:document-statistic meta:table-count="3" meta:image-count="0" meta:object-count="0" meta:page-count="2" meta:paragraph-count="99" meta:word-count="518" meta:character-count="3142" meta:non-whitespace-character-count="2695"/>
  </office:meta>
</office:document-meta>
</file>